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077" officeooo:paragraph-rsid="00116077"/>
    </style:style>
    <style:style style:name="P2" style:family="paragraph" style:parent-style-name="Standard">
      <style:text-properties officeooo:rsid="00161e25" officeooo:paragraph-rsid="00161e25"/>
    </style:style>
    <style:style style:name="P3" style:family="paragraph" style:parent-style-name="Standard" style:list-style-name="L1">
      <style:text-properties officeooo:rsid="00116077" officeooo:paragraph-rsid="00116077"/>
    </style:style>
    <style:style style:name="P4" style:family="paragraph" style:parent-style-name="Standard" style:list-style-name="L1">
      <style:text-properties officeooo:rsid="00138a1c" officeooo:paragraph-rsid="00138a1c"/>
    </style:style>
    <style:style style:name="P5" style:family="paragraph" style:parent-style-name="Standard" style:list-style-name="L1">
      <style:text-properties officeooo:rsid="00161e25" officeooo:paragraph-rsid="00161e25"/>
    </style:style>
    <style:style style:name="P6" style:family="paragraph" style:parent-style-name="Standard" style:list-style-name="L1">
      <style:text-properties officeooo:rsid="00161e25" officeooo:paragraph-rsid="001a1f24"/>
    </style:style>
    <style:style style:name="P7" style:family="paragraph" style:parent-style-name="Standard" style:list-style-name="L1">
      <style:paragraph-properties fo:margin-top="0cm" fo:margin-bottom="0cm" loext:contextual-spacing="false"/>
      <style:text-properties officeooo:rsid="0017b3c7" officeooo:paragraph-rsid="0017b3c7"/>
    </style:style>
    <style:style style:name="T1" style:family="text">
      <style:text-properties officeooo:rsid="00133a90"/>
    </style:style>
    <style:style style:name="T2" style:family="text">
      <style:text-properties officeooo:rsid="001535d5"/>
    </style:style>
    <style:style style:name="T3" style:family="text">
      <style:text-properties officeooo:rsid="001a1f2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ntetinės biologijos projektas</text:p>
      <text:p text:style-name="P1">Planas</text:p>
      <text:p text:style-name="P1"/>
      <text:list xml:id="list2857236309" text:style-name="L1">
        <text:list-item>
          <text:p text:style-name="P3">Atliekamas duomenų aprašymas.</text:p>
          <text:list>
            <text:list-item>
              <text:p text:style-name="P3">Pirmiausia <text:span text:style-name="T1">aprašomi nominalūs duomenys; kiek kokio elemento yra, kiek duomenų trūksta;</text:span></text:p>
            </text:list-item>
            <text:list-item>
              <text:p text:style-name="P4">Aprašomi tolydūs duomenys – kiek duomenų yra ir kiek trūksta, vidurkis, standartinė paklaida, dižiausios ir mažiausios reikšmės ir t.t.</text:p>
            </text:list-item>
          </text:list>
        </text:list-item>
        <text:list-item>
          <text:p text:style-name="P4">Atliekama duomenų analizė. <text:span text:style-name="T2">Yra labai daug dalykų, kuriuos galima patikrinti. Yra ir daug dalykų, kuriuos būtų įdomu sužinoti, bet gali pritrūkti duomenų. Įdomiausia – kaip koreliuoja žiurkių PyV1 ir 2 su tam žiurkių rūšimis. Yra žinoma, kad pirmas PyV yra aptinkamas Rattus norvegicus, o antras – tiek R. norvegicus, tiek R. rattus. Pirmo PyV Rattus rattus dar nebuvo aptikta (šiuose duomenyse RatPyV1 aptiktas ir Rattus rattus).</text:span></text:p>
          <text:list>
            <text:list-item>
              <text:p text:style-name="P7">Atlikti PCA.</text:p>
            </text:list-item>
            <text:list-item>
              <text:p text:style-name="P5">Nustatyti sąryšius tarp žiurkės rūšies ir <text:span text:style-name="T3">t.t. </text:span>poliomos viruso.</text:p>
            </text:list-item>
            <text:list-item>
              <text:p text:style-name="P6">Nustatyti sąryšius tarp žiurkės <text:span text:style-name="T3">amžiaus</text:span> ir <text:span text:style-name="T3">poliomos viruso turėjimo.</text:span></text:p>
            </text:list-item>
            <text:list-item>
              <text:p text:style-name="P5">Nustatyti sąryšius tarp žiurkės aptikimo vietovės ir <text:span text:style-name="T3">t.t. </text:span>poliomos viruso/<text:span text:style-name="T3">jo turėjimo</text:span>.</text:p>
            </text:list-item>
            <text:list-item>
              <text:p text:style-name="P6">Nustatyti sąryšius tarp žiurkės <text:span text:style-name="T3">lyties</text:span> ir poliomos viruso <text:span text:style-name="T3">turėjimo</text:span>.</text:p>
            </text:list-item>
            <text:list-item>
              <text:p text:style-name="P6">Nustatyti sąryšius tarp žiurkės <text:span text:style-name="T3">aptikimo vietos pobūdžio</text:span> ir poliomos viruso <text:span text:style-name="T3">turėjimo</text:span>.</text:p>
            </text:list-item>
            <text:list-item>
              <text:p text:style-name="P6"/>
            </text:list-item>
          </text:list>
        </text:list-item>
      </text:list>
      <text:p text:style-name="P2"/>
      <text:p text:style-name="P2"/>
      <text:p text:style-name="P2"/>
      <text:p text:style-name="P2">1. Get a dataset</text:p>
      <text:p text:style-name="P2">2. Perform descriptive analysis</text:p>
      <text:p text:style-name="P2">3. Perform data mining</text:p>
      <text:p text:style-name="P2">4. Report conclusions in a report</text:p>
      <text:p text:style-name="P2">Your dataset requirements:</text:p>
      <text:p text:style-name="P2">• At least 4 variables</text:p>
      <text:p text:style-name="P2">• At least 15 observations</text:p>
      <text:p text:style-name="P2">Default dataset:</text:p>
      <text:p text:style-name="P2">https://www.kaggle.com/c/bioresponse/data</text:p>
      <text:p text:style-name="P2">downoad train.csv</text:p>
      <text:p text:style-name="P2">Report:</text:p>
      <text:p text:style-name="P2">1. Data importing – discuss the source: biases, possible validation methods, missing data implications</text:p>
      <text:p text:style-name="P2">2. Perform standard descriptive analysis – for every variable describe its type, dispersion, central tendency</text:p>
      <text:p text:style-name="P2">3. Test your a hypothesis – can be discovering a relationship, proving difference between groups, demonstrating</text:p>
      <text:p text:style-name="P2">causality in time experiments or treat/control groups.</text:p>
      <text:p text:style-name="P2">4. Report findings in a 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5:16:55.947679125</meta:creation-date>
    <dc:date>2018-12-19T16:41:38.204994715</dc:date>
    <meta:editing-duration>PT3H27M25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29" meta:word-count="254" meta:character-count="1779" meta:non-whitespace-character-count="1558"/>
  </office:meta>
</office:document-meta>
</file>